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2" svg:font-family="Mangal"/>
    <style:font-face style:name="OpenSymbol" svg:font-family="OpenSymbol"/>
    <style:font-face style:name="OpenSymbol1" svg:font-family="OpenSymbol, 'Arial Unicode MS'"/>
    <style:font-face style:name="Segoe Print1" svg:font-family="'Segoe Print'"/>
    <style:font-face style:name="F" svg:font-family="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angal1" svg:font-family="Mangal" style:font-pitch="variable"/>
    <style:font-face style:name="Segoe Print" svg:font-family="'Segoe Print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2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language="fr" fo:country="FR" style:text-underline-style="solid" style:text-underline-width="auto" style:text-underline-color="font-color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3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language="zxx" fo:country="none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4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font-style="italic" fo:font-weight="normal" style:font-name-asian="Segoe Print1" style:font-size-asian="10pt" style:font-style-asian="italic" style:font-weight-asian="normal" style:font-name-complex="Segoe Print1" style:font-size-complex="10pt" style:font-style-complex="italic" style:font-weight-complex="normal"/>
    </style:style>
    <style:style style:name="P5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font-style="normal" fo:font-weight="normal" style:font-name-asian="Segoe Print1" style:font-size-asian="10pt" style:font-style-asian="normal" style:font-weight-asian="normal" style:font-name-complex="Segoe Print1" style:font-size-complex="10pt" style:font-style-complex="normal" style:font-weight-complex="normal"/>
    </style:style>
    <style:style style:name="P6" style:family="paragraph" style:parent-style-name="Standard" style:list-style-name="L1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7" style:family="paragraph" style:parent-style-name="Standard" style:list-style-name="L2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8" style:family="paragraph" style:parent-style-name="Standard" style:list-style-name="L3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9" style:family="paragraph" style:parent-style-name="Standard" style:list-style-name="L4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10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language="fr" fo:country="FR" style:text-underline-style="solid" style:text-underline-width="auto" style:text-underline-color="font-color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11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fo:language="zxx" fo:country="none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12" style:family="paragraph" style:parent-style-name="Standard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style:font-size-asian="10pt" style:font-size-complex="10pt"/>
    </style:style>
    <style:style style:name="P13" style:family="paragraph" style:parent-style-name="Standard">
      <style:paragraph-properties fo:line-height="110%" fo:text-align="start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 style:list-style-name="L5">
      <style:paragraph-properties fo:line-height="110%" fo:text-align="start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 style:list-style-name="L5">
      <style:paragraph-properties fo:line-height="110%" fo:text-align="start" style:justify-single-word="false"/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style:text-underline-style="solid" style:text-underline-width="auto" style:text-underline-color="font-color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17" style:family="paragraph" style:parent-style-name="Standard">
      <style:paragraph-properties fo:line-height="110%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0pt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18" style:family="paragraph" style:parent-style-name="Standard">
      <style:paragraph-properties fo:line-height="110%" fo:text-align="center" style:justify-single-word="false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Calibri" fo:font-size="12pt" fo:font-weight="bold" style:font-name-asian="Segoe Print1" style:font-size-asian="12pt" style:font-weight-asian="bold" style:font-name-complex="Segoe Print1" style:font-size-complex="12pt" style:font-weight-complex="bold"/>
    </style:style>
    <style:style style:name="P19" style:family="paragraph" style:parent-style-name="Standard" style:list-style-name="L5">
      <style:paragraph-properties fo:line-height="110%" fo:text-align="start" style:justify-single-word="false"/>
      <style:text-properties fo:color="#000000" style:font-name="Consola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 style:list-style-name="L1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onsolas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21" style:family="paragraph" style:parent-style-name="Standard" style:list-style-name="L2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onsolas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22" style:family="paragraph" style:parent-style-name="Standard" style:list-style-name="L3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onsolas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23" style:family="paragraph" style:parent-style-name="Standard" style:list-style-name="L4">
      <style:paragraph-properties fo:line-height="110%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onsolas" fo:font-size="10pt" fo:language="fr" fo:country="FR" style:text-underline-style="none" fo:font-weight="normal" style:font-name-asian="Segoe Print1" style:font-size-asian="10pt" style:font-weight-asian="normal" style:font-name-complex="Segoe Print1" style:font-size-complex="10pt" style:font-weight-complex="normal"/>
    </style:style>
    <style:style style:name="P24" style:family="paragraph" style:parent-style-name="Standard">
      <style:paragraph-properties fo:line-height="110%" fo:break-before="page" style:text-autospace="none">
        <style:tab-stops>
          <style:tab-stop style:position="0cm"/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</style:tab-stops>
      </style:paragraph-properties>
      <style:text-properties style:font-name="Calibri" fo:font-size="10pt" style:font-size-asian="10pt" style:font-size-complex="10pt"/>
    </style:style>
    <style:style style:name="P25" style:family="paragraph" style:parent-style-name="Standard">
      <style:paragraph-properties fo:line-height="110%" fo:text-align="center" style:justify-single-word="false" fo:break-before="page"/>
      <style:text-properties style:font-name="Calibri" fo:font-size="12pt" fo:font-weight="bold" style:font-size-asian="12pt" style:font-weight-asian="bold" style:font-size-complex="12pt" style:font-weight-complex="bold"/>
    </style:style>
    <style:style style:name="P2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Calibri" fo:font-weight="bold" style:font-weight-asian="bold" style:font-weight-complex="bold" fo:hyphenate="false"/>
    </style:style>
    <style:style style:name="P28" style:family="paragraph">
      <style:paragraph-properties fo:text-align="center"/>
    </style:style>
    <style:style style:name="P29" style:family="paragraph">
      <style:paragraph-properties fo:line-height="110%" fo:text-align="center">
        <style:tab-stops>
          <style:tab-stop style:position="0cm"/>
          <style:tab-stop style:position="0.36cm"/>
          <style:tab-stop style:position="0.72cm"/>
          <style:tab-stop style:position="1.08cm"/>
          <style:tab-stop style:position="1.44cm"/>
          <style:tab-stop style:position="1.8cm"/>
          <style:tab-stop style:position="2.16cm"/>
          <style:tab-stop style:position="2.52cm"/>
          <style:tab-stop style:position="2.88cm"/>
          <style:tab-stop style:position="3.24cm"/>
          <style:tab-stop style:position="3.6cm"/>
          <style:tab-stop style:position="3.96cm"/>
          <style:tab-stop style:position="4.32cm"/>
          <style:tab-stop style:position="4.68cm"/>
          <style:tab-stop style:position="5.04cm"/>
          <style:tab-stop style:position="5.4cm"/>
          <style:tab-stop style:position="5.76cm"/>
          <style:tab-stop style:position="6.12cm"/>
          <style:tab-stop style:position="6.48cm"/>
          <style:tab-stop style:position="6.84cm"/>
          <style:tab-stop style:position="7.2cm"/>
          <style:tab-stop style:position="7.56cm"/>
          <style:tab-stop style:position="7.92cm"/>
          <style:tab-stop style:position="8.28cm"/>
          <style:tab-stop style:position="8.64cm"/>
          <style:tab-stop style:position="9cm"/>
          <style:tab-stop style:position="9.36cm"/>
          <style:tab-stop style:position="9.72cm"/>
          <style:tab-stop style:position="10.08cm"/>
          <style:tab-stop style:position="10.44cm"/>
          <style:tab-stop style:position="10.8cm"/>
          <style:tab-stop style:position="11.16cm"/>
        </style:tab-stops>
      </style:paragraph-properties>
    </style:style>
    <style:style style:name="P30" style:family="paragraph">
      <style:paragraph-properties fo:line-height="110%" fo:text-align="center">
        <style:tab-stops>
          <style:tab-stop style:position="0cm"/>
          <style:tab-stop style:position="0.36cm"/>
          <style:tab-stop style:position="0.72cm"/>
          <style:tab-stop style:position="1.08cm"/>
          <style:tab-stop style:position="1.44cm"/>
          <style:tab-stop style:position="1.8cm"/>
          <style:tab-stop style:position="2.16cm"/>
          <style:tab-stop style:position="2.52cm"/>
          <style:tab-stop style:position="2.88cm"/>
          <style:tab-stop style:position="3.24cm"/>
          <style:tab-stop style:position="3.6cm"/>
          <style:tab-stop style:position="3.96cm"/>
          <style:tab-stop style:position="4.32cm"/>
          <style:tab-stop style:position="4.68cm"/>
          <style:tab-stop style:position="5.04cm"/>
          <style:tab-stop style:position="5.4cm"/>
          <style:tab-stop style:position="5.76cm"/>
          <style:tab-stop style:position="6.12cm"/>
          <style:tab-stop style:position="6.48cm"/>
          <style:tab-stop style:position="6.84cm"/>
          <style:tab-stop style:position="7.2cm"/>
          <style:tab-stop style:position="7.56cm"/>
          <style:tab-stop style:position="7.92cm"/>
          <style:tab-stop style:position="8.28cm"/>
          <style:tab-stop style:position="8.64cm"/>
          <style:tab-stop style:position="9cm"/>
          <style:tab-stop style:position="9.36cm"/>
          <style:tab-stop style:position="9.72cm"/>
          <style:tab-stop style:position="10.08cm"/>
          <style:tab-stop style:position="10.44cm"/>
          <style:tab-stop style:position="10.8cm"/>
          <style:tab-stop style:position="11.16cm"/>
        </style:tab-stops>
      </style:paragraph-properties>
      <style:text-properties style:font-name="Calibri" fo:font-size="10pt" fo:language="fr" fo:country="FR" fo:font-weight="bold" style:font-name-asian="Segoe Print1" style:font-size-asian="10pt" style:font-weight-asian="bold" style:font-name-complex="Segoe Print1" style:font-weight-complex="bold"/>
    </style:style>
    <style:style style:name="P31" style:family="paragraph">
      <style:paragraph-properties fo:line-height="110%" fo:text-align="center">
        <style:tab-stops>
          <style:tab-stop style:position="0cm"/>
          <style:tab-stop style:position="0.36cm"/>
          <style:tab-stop style:position="0.72cm"/>
          <style:tab-stop style:position="1.08cm"/>
          <style:tab-stop style:position="1.44cm"/>
          <style:tab-stop style:position="1.8cm"/>
          <style:tab-stop style:position="2.16cm"/>
          <style:tab-stop style:position="2.52cm"/>
          <style:tab-stop style:position="2.88cm"/>
          <style:tab-stop style:position="3.24cm"/>
          <style:tab-stop style:position="3.6cm"/>
          <style:tab-stop style:position="3.96cm"/>
          <style:tab-stop style:position="4.32cm"/>
          <style:tab-stop style:position="4.68cm"/>
          <style:tab-stop style:position="5.04cm"/>
          <style:tab-stop style:position="5.4cm"/>
          <style:tab-stop style:position="5.76cm"/>
          <style:tab-stop style:position="6.12cm"/>
          <style:tab-stop style:position="6.48cm"/>
          <style:tab-stop style:position="6.84cm"/>
          <style:tab-stop style:position="7.2cm"/>
          <style:tab-stop style:position="7.56cm"/>
          <style:tab-stop style:position="7.92cm"/>
          <style:tab-stop style:position="8.28cm"/>
          <style:tab-stop style:position="8.64cm"/>
          <style:tab-stop style:position="9cm"/>
          <style:tab-stop style:position="9.36cm"/>
          <style:tab-stop style:position="9.72cm"/>
          <style:tab-stop style:position="10.08cm"/>
          <style:tab-stop style:position="10.44cm"/>
          <style:tab-stop style:position="10.8cm"/>
          <style:tab-stop style:position="11.16cm"/>
        </style:tab-stops>
      </style:paragraph-properties>
      <style:text-properties style:font-name="Calibri" fo:font-size="10pt" fo:language="fr" fo:country="FR" fo:font-weight="normal" style:font-name-asian="Segoe Print1" style:font-size-asian="10pt" style:font-weight-asian="normal" style:font-name-complex="Segoe Print1" style:font-weight-complex="normal"/>
    </style:style>
    <style:style style:name="P3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4" style:family="paragraph">
      <style:paragraph-properties fo:text-align="center"/>
      <style:text-properties fo:font-size="12pt"/>
    </style:style>
    <style:style style:name="P3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12pt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fr" fo:country="FR"/>
    </style:style>
    <style:style style:name="T4" style:family="text">
      <style:text-properties fo:language="fr" fo:country="FR" style:text-underline-style="none" fo:font-weight="normal" style:font-name-asian="Segoe Print1" style:font-weight-asian="normal" style:font-name-complex="Segoe Print1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language="en" fo:country="US"/>
    </style:style>
    <style:style style:name="T7" style:family="text">
      <style:text-properties fo:color="#000000" fo:font-style="normal" style:font-name-asian="Courier New" style:font-style-asian="normal" style:font-name-complex="Courier New" style:font-style-complex="normal"/>
    </style:style>
    <style:style style:name="T8" style:family="text">
      <style:text-properties fo:color="#000000" fo:font-style="normal" style:font-style-asian="normal" style:font-style-complex="normal"/>
    </style:style>
    <style:style style:name="T9" style:family="text">
      <style:text-properties style:font-name-asian="Courier New" style:font-name-complex="Courier New"/>
    </style:style>
    <style:style style:name="T10" style:family="text">
      <style:text-properties fo:background-color="#e6e6e6"/>
    </style:style>
    <style:style style:name="T11" style:family="text">
      <style:text-properties fo:background-color="#e6e6e6" style:font-name-asian="Courier New" style:font-name-complex="Courier New"/>
    </style:style>
    <style:style style:name="T12" style:family="text">
      <style:text-properties fo:background-color="transparent"/>
    </style:style>
    <style:style style:name="T13" style:family="text">
      <style:text-properties fo:background-color="transparent" style:font-name-asian="Courier New" style:font-name-complex="Courier New"/>
    </style:style>
    <style:style style:name="T14" style:family="text">
      <style:text-properties style:font-name="Calibri"/>
    </style:style>
    <style:style style:name="T15" style:family="text">
      <style:text-properties style:font-name="Calibri" fo:font-weight="bold" style:font-weight-asian="bold" style:font-weight-complex="bold"/>
    </style:style>
    <style:style style:name="T16" style:family="text">
      <style:text-properties style:font-name="Calibri" fo:font-size="10pt" fo:language="fr" fo:country="FR" fo:font-weight="bold" style:font-name-asian="Segoe Print1" style:font-size-asian="10pt" style:font-weight-asian="bold" style:font-name-complex="Segoe Print1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ge" style:horizontal-pos="from-left" style:horizontal-rel="paragraph"/>
    </style:style>
    <style:style style:name="gr2" style:family="graphic">
      <style:graphic-properties draw:stroke="none" svg:stroke-color="#000000" draw:marker-end="Arrow" draw:fill="none" draw:fill-color="#ffffff" draw:textarea-vertical-align="middle" fo:min-height="1.138cm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marker-end="Arrow" draw:fill-color="#ffcc99" draw:textarea-horizontal-align="justify" draw:textarea-vertical-align="middle" draw:auto-grow-height="false" fo:min-height="0cm" fo:min-width="0cm" style:run-through="foreground"/>
    </style:style>
    <style:style style:name="gr5" style:family="graphic">
      <style:graphic-properties draw:marker-end="Arrow" draw:textarea-horizontal-align="justify" draw:textarea-vertical-align="middle" draw:auto-grow-height="false" fo:min-height="0cm" fo:min-width="0cm" style:run-through="foreground"/>
    </style:style>
    <style:style style:name="gr6" style:family="graphic">
      <style:graphic-properties draw:marker-end="Arrow" draw:textarea-horizontal-align="center" draw:textarea-vertical-align="middle" style:run-through="foreground"/>
    </style:style>
    <style:style style:name="gr7" style:family="graphic">
      <style:graphic-properties draw:stroke="none" svg:stroke-color="#000000" draw:marker-end="Arrow" draw:fill="none" draw:fill-color="#ffffff" draw:textarea-vertical-align="middle" fo:min-height="0.661cm" style:run-through="foreground"/>
    </style:style>
    <style:style style:name="gr8" style:family="graphic">
      <style:graphic-properties draw:stroke="none" svg:stroke-color="#000000" draw:marker-end="Arrow" draw:fill="none" draw:fill-color="#ffffff" draw:textarea-vertical-align="middle" fo:min-height="0.908cm" style:run-through="foreground"/>
    </style:style>
    <style:style style:name="gr9" style:family="graphic">
      <style:graphic-properties draw:marker-end="Arrow" draw:fill-color="#ffffff" draw:textarea-horizontal-align="justify" draw:textarea-vertical-align="middle" draw:auto-grow-height="false" fo:min-height="0cm" fo:min-width="0cm" style:run-through="foreground"/>
    </style:style>
    <style:style style:name="gr10" style:family="graphic">
      <style:graphic-properties draw:stroke="none" svg:stroke-color="#000000" draw:marker-end="Arrow" draw:fill="none" draw:fill-color="#ffffff" draw:textarea-vertical-align="middle" fo:min-height="0.593cm" style:run-through="foreground"/>
    </style:style>
    <style:style style:name="gr11" style:family="graphic">
      <style:graphic-properties draw:stroke="none" svg:stroke-color="#000000" draw:marker-end="Arrow" draw:fill="none" draw:fill-color="#ffffff" draw:textarea-vertical-align="middle" fo:min-height="0.582cm" style:run-through="foreground"/>
    </style:style>
    <style:style style:name="gr12" style:family="graphic">
      <style:graphic-properties draw:marker-end="Arrow" draw:fill="none" draw:textarea-horizontal-align="center" draw:textarea-vertical-align="middle" style:run-through="foreground"/>
    </style:style>
    <style:style style:name="gr13" style:family="graphic">
      <style:graphic-properties style:run-through="foreground" style:vertical-pos="from-top" style:vertical-rel="paragraph" style:horizontal-pos="from-left" style:horizontal-rel="paragraph"/>
    </style:style>
    <style:style style:name="gr14" style:family="graphic">
      <style:graphic-properties draw:marker-end="Arrow" svg:stroke-linecap="square" draw:textarea-horizontal-align="center" draw:textarea-vertical-align="middle" style:run-through="foreground"/>
    </style:style>
    <style:style style:name="gr15" style:family="graphic">
      <style:graphic-properties draw:marker-end="Arrow" svg:stroke-linecap="square" draw:textarea-horizontal-align="center" draw:textarea-vertical-align="middle" style:run-through="foreground"/>
    </style:style>
    <style:style style:name="gr16" style:family="graphic">
      <style:graphic-properties draw:stroke="solid" draw:marker-end="Arrow" svg:stroke-linecap="square" draw:textarea-horizontal-align="center" draw:textarea-vertical-align="middle" style:run-through="foreground"/>
    </style:style>
    <style:style style:name="gr17" style:family="graphic">
      <style:graphic-properties draw:stroke="solid" draw:stroke-dash="Ultrafine_20_Dashed" draw:marker-end="" svg:stroke-opacity="35%" svg:stroke-linecap="square" draw:textarea-horizontal-align="center" draw:textarea-vertical-align="middle" style:run-through="foreground"/>
    </style:style>
    <style:style style:name="gr18" style:family="graphic">
      <style:graphic-properties draw:stroke="solid" draw:stroke-dash="Ultrafine_20_Dashed" draw:marker-end="Arrow" svg:stroke-opacity="35%" svg:stroke-linecap="square" draw:textarea-horizontal-align="center" draw:textarea-vertical-align="middle" style:run-through="foreground"/>
    </style:style>
    <style:style style:name="gr19" style:family="graphic">
      <style:graphic-properties draw:stroke="none" svg:stroke-color="#000000" draw:marker-end="Arrow" svg:stroke-linecap="square" draw:fill="none" draw:fill-color="#ffffff" draw:textarea-vertical-align="middle" fo:min-height="0.476cm" style:run-through="foreground"/>
    </style:style>
    <style:style style:name="gr20" style:family="graphic">
      <style:graphic-properties draw:stroke="dash" draw:stroke-dash="Dashed_20__28_var_29_" draw:marker-start="Dimension_20_Lines" draw:marker-end="" svg:stroke-linecap="square" draw:textarea-horizontal-align="center" draw:textarea-vertical-align="middle" style:run-through="foreground"/>
    </style:style>
    <style:style style:name="gr21" style:family="graphic">
      <style:graphic-properties draw:marker-end="" svg:stroke-linecap="square" draw:textarea-horizontal-align="center" draw:textarea-vertical-align="middle" style:run-through="foreground"/>
    </style:style>
    <style:style style:name="gr22" style:family="graphic">
      <style:graphic-properties draw:stroke="none" svg:stroke-color="#000000" draw:marker-end="Arrow" svg:stroke-linecap="square" draw:fill="none" draw:fill-color="#ffffff" draw:textarea-vertical-align="middle" fo:min-height="0.975cm" style:run-through="foreground"/>
    </style:style>
    <style:style style:name="gr23" style:family="graphic">
      <style:graphic-properties draw:stroke="none" svg:stroke-color="#000000" draw:marker-end="Arrow" svg:stroke-linecap="square" draw:fill="none" draw:fill-color="#ffffff" draw:textarea-vertical-align="middle" fo:min-height="0.674cm" style:run-through="foreground"/>
    </style:style>
    <style:style style:name="gr24" style:family="graphic">
      <style:graphic-properties draw:stroke="none" svg:stroke-color="#000000" draw:marker-end="Arrow" svg:stroke-linecap="square" draw:fill="none" draw:fill-color="#ffffff" draw:textarea-vertical-align="middle" fo:min-height="0.674cm" style:run-through="foreground"/>
    </style:style>
    <style:style style:name="gr25" style:family="graphic">
      <style:graphic-properties draw:stroke="none" svg:stroke-color="#000000" draw:marker-end="Arrow" svg:stroke-linecap="square" draw:fill="none" draw:fill-color="#ffffff" draw:textarea-vertical-align="middle" fo:min-height="0.674cm" style:run-through="foreground"/>
    </style:style>
    <style:style style:name="gr26" style:family="graphic">
      <style:graphic-properties draw:stroke="none" svg:stroke-color="#000000" draw:fill="solid" draw:fill-color="#cfe7f5" draw:textarea-vertical-align="middle" fo:min-height="1.429cm" style:run-through="foreground"/>
    </style:style>
    <style:style style:name="gr27" style:family="graphic">
      <style:graphic-properties draw:marker-end="Arrow" svg:stroke-linecap="butt" draw:textarea-horizontal-align="center" draw:textarea-vertical-align="middle" style:run-through="foreground"/>
    </style:style>
    <style:style style:name="gr28" style:family="graphic">
      <style:graphic-properties draw:marker-end="Arrow" svg:stroke-linecap="butt" draw:textarea-horizontal-align="center" draw:textarea-vertical-align="bottom" style:run-through="foreground"/>
    </style:style>
    <style:style style:name="gr29" style:family="graphic">
      <style:graphic-properties draw:marker-end="Arrow" svg:stroke-linecap="butt" draw:textarea-horizontal-align="center" draw:textarea-vertical-align="bottom" style:run-through="foreground"/>
    </style:style>
    <style:style style:name="gr30" style:family="graphic">
      <style:graphic-properties draw:marker-end="Arrow" svg:stroke-linecap="butt" draw:textarea-horizontal-align="center" draw:textarea-vertical-align="bottom" style:run-through="foreground"/>
    </style:style>
    <style:style style:name="gr31" style:family="graphic">
      <style:graphic-properties draw:marker-start="Arrow" draw:marker-end="" svg:stroke-linecap="butt" draw:textarea-horizontal-align="center" draw:textarea-vertical-align="bottom" style:run-through="foreground"/>
    </style:style>
    <style:style style:name="gr32" style:family="graphic">
      <style:graphic-properties draw:stroke="none" svg:stroke-color="#000000" draw:fill="solid" draw:fill-color="#cfe7f5" draw:textarea-vertical-align="middle" fo:min-height="1.949cm" style:run-through="foreground"/>
    </style:style>
    <style:style style:name="gr33" style:family="graphic">
      <style:graphic-properties draw:marker-end="Arrow" svg:stroke-linecap="butt" draw:textarea-horizontal-align="center" draw:textarea-vertical-align="top" style:run-through="foreground"/>
    </style:style>
    <style:style style:name="gr34" style:family="graphic">
      <style:graphic-properties draw:marker-start="Arrow" draw:marker-end="" svg:stroke-linecap="square" draw:textarea-horizontal-align="center" draw:textarea-vertical-align="top" style:run-through="foreground"/>
    </style:style>
    <style:style style:name="gr35" style:family="graphic">
      <style:graphic-properties draw:marker-end="" svg:stroke-linecap="square" draw:textarea-horizontal-align="center" draw:textarea-vertical-align="top" style:run-through="foreground"/>
    </style:style>
    <style:style style:name="gr36" style:family="graphic">
      <style:graphic-properties draw:stroke="none" svg:stroke-color="#000000" draw:marker-end="Arrow" svg:stroke-linecap="square" draw:fill="none" draw:fill-color="#ffffff" draw:textarea-vertical-align="middle" fo:min-height="0.476cm" style:run-through="foreground"/>
    </style:style>
    <style:style style:name="gr37" style:family="graphic">
      <style:graphic-properties draw:stroke="dash" draw:stroke-dash="Ultrafine_20_Dashed" draw:marker-end="Symmetric_20_Arrow" svg:stroke-opacity="45%" svg:stroke-linecap="square" draw:textarea-horizontal-align="center" draw:textarea-vertical-align="middle" style:run-through="foreground"/>
    </style:style>
    <style:style style:name="gr38" style:family="graphic">
      <style:graphic-properties draw:stroke="dash" draw:stroke-dash="Ultrafine_20_Dashed" draw:marker-end="" svg:stroke-opacity="45%" svg:stroke-linecap="square" draw:opacity="100%"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3" draw:z-index="0" draw:style-name="gr1">
        <draw:frame draw:style-name="gr2" draw:text-style-name="P27" svg:width="2.779cm" svg:height="1.138cm" svg:x="17.459cm" svg:y="10.07cm">
          <draw:text-box>
            <text:p text:style-name="P26"><text:span text:style-name="T15">Gamepad n°i</text:span></text:p>
          </draw:text-box>
        </draw:frame>
        <draw:frame draw:style-name="gr2" draw:text-style-name="P27" svg:width="2.779cm" svg:height="1.138cm" svg:x="17.644cm" svg:y="21.26cm">
          <draw:text-box>
            <text:p text:style-name="P26"><text:span text:style-name="T15">Gamepad n°i</text:span></text:p>
          </draw:text-box>
        </draw:frame>
        <draw:g draw:style-name="gr3">
          <draw:frame draw:style-name="gr2" draw:text-style-name="P27" svg:width="2.25cm" svg:height="1.138cm" svg:x="0.843cm" svg:y="21.329cm">
            <draw:text-box>
              <text:p text:style-name="P26"><text:span text:style-name="T15">Game</text:span></text:p>
            </draw:text-box>
          </draw:frame>
          <draw:frame draw:style-name="gr2" draw:text-style-name="P27" svg:width="2.25cm" svg:height="1.138cm" svg:x="0.843cm" svg:y="10.165cm">
            <draw:text-box>
              <text:p text:style-name="P26"><text:span text:style-name="T15">Game</text:span></text:p>
            </draw:text-box>
          </draw:frame>
          <draw:g draw:style-name="gr3">
            <draw:custom-shape draw:style-name="gr4" draw:text-style-name="P28" svg:width="0.581cm" svg:height="0.579cm" svg:x="10.236cm" svg:y="14.0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8" svg:width="0.581cm" svg:height="0.579cm" svg:x="10.167cm" svg:y="15.9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8" svg:width="0.581cm" svg:height="0.579cm" svg:x="10.088cm" svg:y="2.9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8" svg:width="0.581cm" svg:height="0.579cm" svg:x="10.088cm" svg:y="4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28" svg:x1="1.964cm" svg:y1="1.992cm" svg:x2="1.964cm" svg:y2="10.485cm">
              <text:p/>
            </draw:line>
            <draw:line draw:style-name="gr6" draw:text-style-name="P28" svg:x1="10.393cm" svg:y1="2.133cm" svg:x2="10.393cm" svg:y2="10.414cm">
              <text:p/>
            </draw:line>
            <draw:line draw:style-name="gr6" draw:text-style-name="P28" svg:x1="18.887cm" svg:y1="2.212cm" svg:x2="18.887cm" svg:y2="10.335cm">
              <text:p/>
            </draw:line>
            <draw:line draw:style-name="gr6" draw:text-style-name="P28" svg:x1="2.007cm" svg:y1="4.726cm" svg:x2="10.447cm" svg:y2="4.964cm">
              <text:p/>
            </draw:line>
            <draw:line draw:style-name="gr6" draw:text-style-name="P28" svg:x1="10.446cm" svg:y1="4.964cm" svg:x2="18.939cm" svg:y2="5.229cm">
              <text:p/>
            </draw:line>
            <draw:line draw:style-name="gr6" draw:text-style-name="P28" svg:x1="18.939cm" svg:y1="5.652cm" svg:x2="10.446cm" svg:y2="6.472cm">
              <text:p/>
            </draw:line>
            <draw:line draw:style-name="gr6" draw:text-style-name="P28" svg:x1="10.447cm" svg:y1="6.471cm" svg:x2="2.06cm" svg:y2="7.238cm">
              <text:p/>
            </draw:line>
            <draw:line draw:style-name="gr6" draw:text-style-name="P28" svg:x1="2.007cm" svg:y1="7.821cm" svg:x2="10.447cm" svg:y2="8.509cm">
              <text:p/>
            </draw:line>
            <draw:line draw:style-name="gr6" draw:text-style-name="P28" svg:x1="10.393cm" svg:y1="8.509cm" svg:x2="18.886cm" svg:y2="9.144cm">
              <text:p/>
            </draw:line>
            <draw:line draw:style-name="gr6" draw:text-style-name="P28" svg:x1="18.886cm" svg:y1="2.741cm" svg:x2="10.393cm" svg:y2="3.27cm">
              <text:p/>
            </draw:line>
            <draw:frame draw:style-name="gr2" draw:text-style-name="P27" svg:width="2.25cm" svg:height="1.138cm" svg:x="9.31cm" svg:y="10.07cm">
              <draw:text-box>
                <text:p text:style-name="P26"><text:span text:style-name="T15">Proxy</text:span></text:p>
              </draw:text-box>
            </draw:frame>
            <draw:frame draw:style-name="gr7" svg:width="2.62cm" svg:height="0.662cm" svg:x="13.358cm" svg:y="2.265cm">
              <draw:text-box>
                <text:p text:style-name="P29"><text:span text:style-name="T16">PadJoinMessage</text:span></text:p>
              </draw:text-box>
            </draw:frame>
            <draw:frame draw:style-name="gr8" draw:text-style-name="P30" svg:width="3.202cm" svg:height="0.909cm" svg:x="4.309cm" svg:y="3.941cm">
              <draw:text-box>
                <text:p text:style-name="P29"><text:span text:style-name="T16">GameJoinMessage</text:span></text:p>
              </draw:text-box>
            </draw:frame>
            <draw:frame draw:style-name="gr8" draw:text-style-name="P31" svg:width="3.97cm" svg:height="0.909cm" svg:x="4.441cm" svg:y="5.828cm">
              <draw:text-box>
                <text:p text:style-name="P29"><text:span text:style-name="T16">ProxyPadJoinMessage</text:span></text:p>
              </draw:text-box>
            </draw:frame>
            <draw:frame draw:style-name="gr8" draw:text-style-name="P31" svg:width="3.97cm" svg:height="0.909cm" svg:x="12.67cm" svg:y="4.179cm">
              <draw:text-box>
                <text:p text:style-name="P29"><text:span text:style-name="T16">ProxyGameJoinMessage</text:span></text:p>
              </draw:text-box>
            </draw:frame>
            <draw:frame draw:style-name="gr8" draw:text-style-name="P31" svg:width="3.97cm" svg:height="0.909cm" svg:x="12.617cm" svg:y="5.228cm">
              <draw:text-box>
                <text:p text:style-name="P29"><text:span text:style-name="T16">PadJoinMessage</text:span></text:p>
              </draw:text-box>
            </draw:frame>
            <draw:frame draw:style-name="gr8" draw:text-style-name="P31" svg:width="3.97cm" svg:height="0.909cm" svg:x="4.388cm" svg:y="7.38cm">
              <draw:text-box>
                <text:p text:style-name="P29"><text:span text:style-name="T16">GameAcceptMessage</text:span></text:p>
              </draw:text-box>
            </draw:frame>
            <draw:frame draw:style-name="gr8" draw:text-style-name="P31" svg:width="3.97cm" svg:height="0.909cm" svg:x="12.855cm" svg:y="7.751cm">
              <draw:text-box>
                <text:p text:style-name="P29"><text:span text:style-name="T16">ProxyGameAcceptMessage</text:span></text:p>
              </draw:text-box>
            </draw:frame>
            <draw:line draw:style-name="gr6" draw:text-style-name="P28" svg:x1="2.011cm" svg:y1="13.207cm" svg:x2="2.011cm" svg:y2="21.7cm">
              <text:p/>
            </draw:line>
            <draw:line draw:style-name="gr6" draw:text-style-name="P28" svg:x1="10.446cm" svg:y1="13.298cm" svg:x2="10.446cm" svg:y2="21.579cm">
              <text:p/>
            </draw:line>
            <draw:line draw:style-name="gr6" draw:text-style-name="P28" svg:x1="18.94cm" svg:y1="13.378cm" svg:x2="18.94cm" svg:y2="21.501cm">
              <text:p/>
            </draw:line>
            <draw:line draw:style-name="gr6" draw:text-style-name="P28" svg:x1="2.06cm" svg:y1="14.083cm" svg:x2="10.5cm" svg:y2="14.321cm">
              <text:p/>
            </draw:line>
            <draw:line draw:style-name="gr6" draw:text-style-name="P28" svg:x1="18.939cm" svg:y1="15.494cm" svg:x2="10.446cm" svg:y2="16.314cm">
              <text:p/>
            </draw:line>
            <draw:line draw:style-name="gr6" draw:text-style-name="P28" svg:x1="10.447cm" svg:y1="16.314cm" svg:x2="2.06cm" svg:y2="17.081cm">
              <text:p/>
            </draw:line>
            <draw:line draw:style-name="gr6" draw:text-style-name="P28" svg:x1="2.007cm" svg:y1="17.664cm" svg:x2="10.447cm" svg:y2="18.352cm">
              <text:p/>
            </draw:line>
            <draw:line draw:style-name="gr6" draw:text-style-name="P28" svg:x1="10.393cm" svg:y1="18.351cm" svg:x2="18.886cm" svg:y2="18.986cm">
              <text:p/>
            </draw:line>
            <draw:frame draw:style-name="gr2" draw:text-style-name="P27" svg:width="2.25cm" svg:height="1.138cm" svg:x="9.363cm" svg:y="21.236cm">
              <draw:text-box>
                <text:p text:style-name="P26"><text:span text:style-name="T15">Proxy</text:span></text:p>
              </draw:text-box>
            </draw:frame>
            <draw:frame draw:style-name="gr8" draw:text-style-name="P30" svg:width="3.202cm" svg:height="0.909cm" svg:x="4.362cm" svg:y="13.298cm">
              <draw:text-box>
                <text:p text:style-name="P29"><text:span text:style-name="T16">GameJoinMessage</text:span></text:p>
              </draw:text-box>
            </draw:frame>
            <draw:frame draw:style-name="gr8" draw:text-style-name="P31" svg:width="3.97cm" svg:height="0.909cm" svg:x="4.441cm" svg:y="15.618cm">
              <draw:text-box>
                <text:p text:style-name="P29"><text:span text:style-name="T16">ProxyPadJoinMessage</text:span></text:p>
              </draw:text-box>
            </draw:frame>
            <draw:frame draw:style-name="gr8" draw:text-style-name="P31" svg:width="3.97cm" svg:height="0.909cm" svg:x="12.617cm" svg:y="15.071cm">
              <draw:text-box>
                <text:p text:style-name="P29"><text:span text:style-name="T16">PadJoinMessage</text:span></text:p>
              </draw:text-box>
            </draw:frame>
            <draw:frame draw:style-name="gr8" draw:text-style-name="P31" svg:width="3.97cm" svg:height="0.909cm" svg:x="4.388cm" svg:y="17.082cm">
              <draw:text-box>
                <text:p text:style-name="P29"><text:span text:style-name="T16">GameAcceptMessage</text:span></text:p>
              </draw:text-box>
            </draw:frame>
            <draw:frame draw:style-name="gr8" draw:text-style-name="P31" svg:width="3.97cm" svg:height="0.909cm" svg:x="12.855cm" svg:y="17.593cm">
              <draw:text-box>
                <text:p text:style-name="P29"><text:span text:style-name="T16">ProxyGameAcceptMessage</text:span></text:p>
              </draw:text-box>
            </draw:frame>
            <draw:frame draw:style-name="gr7" draw:text-style-name="P32" svg:width="9.658cm" svg:height="0.662cm" svg:x="5.949cm" svg:y="1.249cm">
              <draw:text-box>
                <text:p text:style-name="P26"><text:span text:style-name="T17">A game-pad connects before the game</text:span></text:p>
              </draw:text-box>
            </draw:frame>
            <draw:frame draw:style-name="gr7" draw:text-style-name="P32" svg:width="9.658cm" svg:height="0.662cm" svg:x="5.5cm" svg:y="12.637cm">
              <draw:text-box>
                <text:p text:style-name="P26"><text:span text:style-name="T17">The game connects before a game-pad</text:span></text:p>
              </draw:text-box>
            </draw:frame>
            <draw:custom-shape draw:style-name="gr9" svg:width="0.662cm" svg:height="0.609cm" draw:transform="rotate (0.7853981633973) translate (9.92893055555556cm 3.33551388888889cm)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9" svg:width="0.662cm" svg:height="0.609cm" draw:transform="rotate (0.7853981633973) translate (10.0770972222222cm 14.3333611111111cm)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5" draw:text-style-name="P28" svg:width="0.581cm" svg:height="0.579cm" svg:x="3.782cm" svg:y="23.2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0" svg:width="6.271cm" svg:height="0.593cm" svg:x="4.547cm" svg:y="23.236cm">
              <draw:text-box>
                <text:p text:style-name="P33">Game-pad is registered in the proxy</text:p>
              </draw:text-box>
            </draw:frame>
            <draw:custom-shape draw:style-name="gr4" draw:text-style-name="P28" svg:width="0.581cm" svg:height="0.579cm" svg:x="3.782cm" svg:y="23.9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0" svg:width="6.271cm" svg:height="0.593cm" svg:x="4.547cm" svg:y="23.977cm">
              <draw:text-box>
                <text:p text:style-name="P33">Game is registered in the proxy</text:p>
              </draw:text-box>
            </draw:frame>
            <draw:custom-shape draw:style-name="gr9" svg:width="0.662cm" svg:height="0.609cm" draw:transform="rotate (0.7853981633973) translate (3.64948611111111cm 25.0366388888889cm)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frame draw:style-name="gr11" draw:text-style-name="P33" svg:width="9.129cm" svg:height="0.583cm" svg:x="4.547cm" svg:y="24.702cm">
              <draw:text-box>
                <text:p text:style-name="P33">The message is not transmited to the other entity</text:p>
              </draw:text-box>
            </draw:frame>
            <draw:rect draw:style-name="gr12" draw:text-style-name="P28" svg:width="9.341cm" svg:height="2.356cm" svg:x="3.568cm" svg:y="23.104cm">
              <text:p/>
            </draw:rect>
          </draw:g>
        </draw:g>
      </draw:g>
      <text:p text:style-name="P18">Messages &amp; Co<text:span text:style-name="T6">nnection</text:span></text:p>
      <text:p text:style-name="P1"/>
      <text:p text:style-name="P1"><text:tab/>Natively supported <text:span text:style-name="T6">d</text:span><text:span text:style-name="T3">ata</text:span> : nickname(game-pad) / name(game). We could add <text:s/>other data like informations about the current game or maybev just replace the name by a JSON object that gathers further informations.</text:p>
      <text:p text:style-name="P1"/>
      <text:p text:style-name="P4"><text:tab/><text:span text:style-name="T5">We could also define a new message type that permit to send as many informations / data as we want. </text:span></text:p>
      <text:p text:style-name="P5"/>
      <text:p text:style-name="P16">Pad to Proxy :</text:p>
      <text:p text:style-name="P17"/>
      <text:list xml:id="list1223002210054199099" text:style-name="L1">
        <text:list-item>
          <text:p text:style-name="P6"><text:span text:style-name="T1">PadJoinMessage</text:span> <text:span text:style-name="T2">/pad connects and wishes join the game/</text:span> :</text:p>
          <text:list>
            <text:list-item>
              <text:list>
                <text:list-item>
                  <text:p text:style-name="P20"><text:span text:style-name="T7">{"</text:span><text:span text:style-name="T8">type</text:span><text:span text:style-name="T7">"</text:span><text:span text:style-name="T8">:</text:span>"join", <text:span text:style-name="T7">"</text:span>uuid<text:span text:style-name="T7">":&lt;UUID.toString&gt;,</text:span> <text:span text:style-name="T7">"</text:span>name<text:span text:style-name="T7">":&lt;String NickName&gt;}</text:span></text:p>
                  <text:p text:style-name="P20"><text:span text:style-name="T7"/></text:p>
                </text:list-item>
              </text:list>
            </text:list-item>
          </text:list>
        </text:list-item>
        <text:list-item>
          <text:p text:style-name="P6"><text:span text:style-name="T1">PadRenameMessage</text:span> <text:span text:style-name="T2">/pad changes its name/</text:span> :</text:p>
          <text:list>
            <text:list-item>
              <text:list>
                <text:list-item>
                  <text:p text:style-name="P20"><text:span text:style-name="T7">{"</text:span><text:span text:style-name="T8">type</text:span><text:span text:style-name="T7">"</text:span><text:span text:style-name="T8">:</text:span>"rename", <text:span text:style-name="T7">"</text:span>name<text:span text:style-name="T7">":&lt;String NewName&gt;}</text:span></text:p>
                  <text:p text:style-name="P20"><text:span text:style-name="T7"/></text:p>
                </text:list-item>
              </text:list>
            </text:list-item>
          </text:list>
        </text:list-item>
        <text:list-item>
          <text:p text:style-name="P6"><text:span text:style-name="T1">PadLeaveMessage</text:span> <text:span text:style-name="T2">/pad leaves the game and disconnects/</text:span> :</text:p>
          <text:list>
            <text:list-item>
              <text:list>
                <text:list-item>
                  <text:p text:style-name="P20"><text:span text:style-name="T7">{"</text:span><text:span text:style-name="T8">type</text:span><text:span text:style-name="T7">"</text:span><text:span text:style-name="T8">:</text:span>"leave"<text:span text:style-name="T7">}</text:span></text:p>
                  <text:p text:style-name="P20"><text:span text:style-name="T7"/></text:p>
                </text:list-item>
              </text:list>
            </text:list-item>
          </text:list>
        </text:list-item>
        <text:list-item>
          <text:p text:style-name="P6"><text:span text:style-name="T1">PadInputEventMessage</text:span> <text:span text:style-name="T2">/pad sends input event/</text:span> :</text:p>
          <text:list>
            <text:list-item>
              <text:list>
                <text:list-item>
                  <text:p text:style-name="P20"><text:span text:style-name="T7">{"</text:span><text:span text:style-name="T8">type</text:span><text:span text:style-name="T7">"</text:span><text:span text:style-name="T8">:</text:span>"inputevent", <text:span text:style-name="T7">"event":&lt;InputEvent.toJSON&gt;}</text:span></text:p>
                  <text:p text:style-name="P20"><text:span text:style-name="T7"/></text:p>
                </text:list-item>
              </text:list>
            </text:list-item>
          </text:list>
        </text:list-item>
      </text:list>
      <text:p text:style-name="P3"/>
      <text:p text:style-name="P2">Proxy (triggered by Pad) to Game :</text:p>
      <text:p text:style-name="P2"/>
      <text:p text:style-name="P3"><text:tab/>In most cases, when the proxy receives a message from a game-pad, it reads the informations that it needs, it adds the pad ID to the message and finally transmits the message to the game.</text:p>
      <text:p text:style-name="P3"/>
      <text:list xml:id="list3017368292407693814" text:style-name="L2">
        <text:list-item>
          <text:p text:style-name="P7"><text:span text:style-name="T1">ProxyPadRenameMessage</text:span> <text:span text:style-name="T2">/pad changes its name/</text:span> :</text:p>
          <text:list>
            <text:list-item>
              <text:list>
                <text:list-item>
                  <text:p text:style-name="P21"><text:span text:style-name="T7">{"gamepad"</text:span><text:span text:style-name="T8">:&lt;Integer Id&gt;, </text:span><text:span text:style-name="T7">"</text:span><text:span text:style-name="T8">type</text:span><text:span text:style-name="T7">"</text:span><text:span text:style-name="T8">:"join", </text:span><text:span text:style-name="T7">"</text:span>uuid<text:span text:style-name="T7">":&lt;UUID.toString&gt;,</text:span> <text:span text:style-name="T7">"</text:span>name<text:span text:style-name="T7">":&lt;String NickName&gt;}</text:span></text:p>
                  <text:p text:style-name="P21"><text:span text:style-name="T7"/></text:p>
                </text:list-item>
              </text:list>
            </text:list-item>
          </text:list>
        </text:list-item>
        <text:list-item>
          <text:p text:style-name="P7"><text:span text:style-name="T1">ProxyPadInputEventMessage</text:span> <text:span text:style-name="T2">/pad sends input event/</text:span> :</text:p>
          <text:list>
            <text:list-item>
              <text:list>
                <text:list-item>
                  <text:p text:style-name="P21"><text:span text:style-name="T7">{"gamepad"</text:span><text:span text:style-name="T8">:&lt;Integer Id&gt;, </text:span><text:span text:style-name="T7">"</text:span><text:span text:style-name="T8">type</text:span><text:span text:style-name="T7">"</text:span><text:span text:style-name="T8">:</text:span>"inputevent", <text:span text:style-name="T7">"event":&lt;InputEvent.toJSON&gt;}</text:span></text:p>
                  <text:p text:style-name="P21"><text:span text:style-name="T7"/></text:p>
                </text:list-item>
              </text:list>
            </text:list-item>
          </text:list>
        </text:list-item>
        <text:list-item>
          <text:p text:style-name="P7"><text:span text:style-name="T1">ProxyPadJoinMessage</text:span> <text:span text:style-name="T2">/pad wishes join the game/</text:span> :</text:p>
          <text:list>
            <text:list-item>
              <text:list>
                <text:list-item>
                  <text:p text:style-name="P21"><text:span text:style-name="T7">{"gamepad"</text:span><text:span text:style-name="T8">:&lt;Integer Id&gt;, </text:span><text:span text:style-name="T7">"</text:span><text:span text:style-name="T8">type</text:span><text:span text:style-name="T7">"</text:span><text:span text:style-name="T8">:</text:span>"join", <text:span text:style-name="T7">"</text:span>uuid<text:span text:style-name="T7">":&lt;UUID.toString&gt;,</text:span> <text:span text:style-name="T7">"</text:span>name<text:span text:style-name="T7">":&lt;String NickName&gt;}</text:span></text:p>
                  <text:p text:style-name="P21"><text:span text:style-name="T7"/></text:p>
                </text:list-item>
              </text:list>
            </text:list-item>
          </text:list>
        </text:list-item>
        <text:list-item>
          <text:p text:style-name="P7"><text:span text:style-name="T1">ProxyPadLeaveMessage</text:span> <text:span text:style-name="T2">/pad leaves the game/</text:span> :</text:p>
          <text:list>
            <text:list-item>
              <text:list>
                <text:list-item>
                  <text:p text:style-name="P21"><text:span text:style-name="T7">{"gamepad"</text:span><text:span text:style-name="T8">:&lt;Integer Id&gt;, </text:span><text:span text:style-name="T7">"</text:span><text:span text:style-name="T8">type</text:span><text:span text:style-name="T7">"</text:span><text:span text:style-name="T8">:</text:span>"leave"<text:span text:style-name="T7">}</text:span></text:p>
                </text:list-item>
              </text:list>
            </text:list-item>
          </text:list>
        </text:list-item>
      </text:list>
      <text:p text:style-name="P3"/>
      <text:p text:style-name="P2">Game to Proxy :</text:p>
      <text:p text:style-name="P2"/>
      <text:p text:style-name="P3"><text:tab/>The game can send a message to every game pads with the broadcast pad ID <text:s/>: -1.</text:p>
      <text:p text:style-name="P3"/>
      <text:list xml:id="list2519059073248276073" text:style-name="L3">
        <text:list-item>
          <text:p text:style-name="P8"><text:span text:style-name="T1">GameJoinMessage</text:span> <text:span text:style-name="T2">/game connects/</text:span> : </text:p>
          <text:list>
            <text:list-item>
              <text:list>
                <text:list-item>
                  <text:p text:style-name="P22"><text:span text:style-name="T7">{"</text:span><text:span text:style-name="T8">type</text:span><text:span text:style-name="T7">"</text:span><text:span text:style-name="T8">:</text:span>"join"<text:span text:style-name="T7">}</text:span></text:p>
                  <text:p text:style-name="P22"><text:span text:style-name="T7"/></text:p>
                </text:list-item>
              </text:list>
            </text:list-item>
          </text:list>
        </text:list-item>
        <text:list-item>
          <text:p text:style-name="P8"><text:span text:style-name="T1">GameRenameMessage</text:span> <text:span text:style-name="T2">/game changes its name/</text:span> :</text:p>
          <text:list>
            <text:list-item>
              <text:list>
                <text:list-item>
                  <text:p text:style-name="P22"><text:span text:style-name="T7">{"</text:span><text:span text:style-name="T8">type</text:span><text:span text:style-name="T7">"</text:span><text:span text:style-name="T8">:</text:span>"rename", <text:span text:style-name="T7">"</text:span>name<text:span text:style-name="T7">":&lt;String NewName&gt;}</text:span></text:p>
                  <text:p text:style-name="P22"><text:span text:style-name="T7"/></text:p>
                </text:list-item>
              </text:list>
            </text:list-item>
          </text:list>
        </text:list-item>
        <text:list-item>
          <text:p text:style-name="P8"><text:span text:style-name="T1">GameLeaveMessage</text:span> <text:span text:style-name="T2">/game disconnects/</text:span> :</text:p>
          <text:list>
            <text:list-item>
              <text:list>
                <text:list-item>
                  <text:p text:style-name="P22"><text:span text:style-name="T7">{"</text:span><text:span text:style-name="T8">type</text:span><text:span text:style-name="T7">"</text:span><text:span text:style-name="T8">:</text:span>"leave"<text:span text:style-name="T7">}</text:span></text:p>
                  <text:p text:style-name="P22"><text:span text:style-name="T7"/></text:p>
                </text:list-item>
              </text:list>
            </text:list-item>
          </text:list>
        </text:list-item>
        <text:list-item>
          <text:p text:style-name="P8"><text:span text:style-name="T1">GameOutputEventMessage</text:span> <text:span text:style-name="T2">/game sends feedback/</text:span> :</text:p>
          <text:list>
            <text:list-item>
              <text:list>
                <text:list-item>
                  <text:p text:style-name="P22"><text:span text:style-name="T7">{"gamepad"</text:span><text:span text:style-name="T8">:&lt;Integer Id&gt;, </text:span><text:span text:style-name="T7">"</text:span><text:span text:style-name="T8">type</text:span><text:span text:style-name="T7">"</text:span><text:span text:style-name="T8">:</text:span>"inputevent", <text:span text:style-name="T7">"event":&lt;InputEvent.toJSON&gt;}</text:span></text:p>
                  <text:p text:style-name="P22"><text:soft-page-break/><text:span text:style-name="T7"/></text:p>
                </text:list-item>
              </text:list>
            </text:list-item>
          </text:list>
        </text:list-item>
        <text:list-item>
          <text:p text:style-name="P8"><text:span text:style-name="T1">GameAcceptMessage</text:span> <text:span text:style-name="T2">/game accepts a pad and introduces itself to the pad/</text:span> :</text:p>
          <text:list>
            <text:list-item>
              <text:list>
                <text:list-item>
                  <text:p text:style-name="P22"><text:span text:style-name="T7">{"gamepad"</text:span><text:span text:style-name="T8">:&lt;Integer Id&gt;, </text:span><text:span text:style-name="T7">"</text:span><text:span text:style-name="T8">type</text:span><text:span text:style-name="T7">"</text:span><text:span text:style-name="T8">:"accept", </text:span><text:span text:style-name="T7">"name"</text:span><text:span text:style-name="T8">:&lt;String Name&gt;</text:span><text:span text:style-name="T7">}</text:span></text:p>
                </text:list-item>
              </text:list>
            </text:list-item>
          </text:list>
        </text:list-item>
      </text:list>
      <text:p text:style-name="P3"/>
      <text:p text:style-name="P2">Proxy (triggered by Game) to Pad :</text:p>
      <text:p text:style-name="P2"/>
      <text:p text:style-name="P3"><text:tab/>Inmost cases, when the proxy receives a message from the game, it reads the informations that it needs, it removes the pad ID to the message and finally transmits the message to the game-pad(s) according to the pad ID.</text:p>
      <text:p text:style-name="P3"/>
      <text:list xml:id="list5336250957255530921" text:style-name="L4">
        <text:list-item>
          <text:p text:style-name="P9"><text:span text:style-name="T1">ProxyGameOutputEventMessage</text:span> <text:span text:style-name="T2">/game sends feedback/</text:span> :</text:p>
          <text:list>
            <text:list-item>
              <text:list>
                <text:list-item>
                  <text:p text:style-name="P23"><text:span text:style-name="T7">{"</text:span><text:span text:style-name="T8">type</text:span><text:span text:style-name="T7">"</text:span><text:span text:style-name="T8">:</text:span>"inputevent", <text:span text:style-name="T7">"event":&lt;InputEvent.toJSON&gt;}</text:span></text:p>
                  <text:p text:style-name="P23"><text:span text:style-name="T7"/></text:p>
                </text:list-item>
              </text:list>
            </text:list-item>
          </text:list>
        </text:list-item>
        <text:list-item>
          <text:p text:style-name="P9"><text:span text:style-name="T1">ProxyGameAcceptMessage</text:span> <text:span text:style-name="T2">/game accepts pad/</text:span> :</text:p>
          <text:list>
            <text:list-item>
              <text:list>
                <text:list-item>
                  <text:p text:style-name="P23"><text:span text:style-name="T7">{"</text:span><text:span text:style-name="T8">type</text:span><text:span text:style-name="T7">"</text:span><text:span text:style-name="T8">:"accept", </text:span><text:span text:style-name="T7">"name"</text:span><text:span text:style-name="T8">:&lt;String Name&gt;</text:span><text:span text:style-name="T7">}</text:span></text:p>
                  <text:p text:style-name="P23"><text:span text:style-name="T7"/></text:p>
                </text:list-item>
              </text:list>
            </text:list-item>
          </text:list>
        </text:list-item>
        <text:list-item>
          <text:p text:style-name="P9"><text:span text:style-name="T1">ProxyGameJoinMessage</text:span> <text:span text:style-name="T2">/game connects and notifies pad/</text:span> :</text:p>
          <text:list>
            <text:list-item>
              <text:list>
                <text:list-item>
                  <text:p text:style-name="P23"><text:span text:style-name="T7">{"</text:span><text:span text:style-name="T8">type</text:span><text:span text:style-name="T7">"</text:span><text:span text:style-name="T8">:"join"}</text:span></text:p>
                  <text:p text:style-name="P23"><text:span text:style-name="T8"/></text:p>
                </text:list-item>
              </text:list>
            </text:list-item>
          </text:list>
        </text:list-item>
        <text:list-item>
          <text:p text:style-name="P9"><text:span text:style-name="T1">ProxyGameLeaveMessage</text:span> <text:span text:style-name="T2">/game ends/</text:span> :</text:p>
          <text:list>
            <text:list-item>
              <text:list>
                <text:list-item>
                  <text:p text:style-name="P23"><text:span text:style-name="T7">{"</text:span><text:span text:style-name="T8">type</text:span><text:span text:style-name="T7">"</text:span><text:span text:style-name="T8">:"leave"}</text:span></text:p>
                  <text:p text:style-name="P23"><text:span text:style-name="T8"/></text:p>
                </text:list-item>
              </text:list>
            </text:list-item>
          </text:list>
        </text:list-item>
        <text:list-item>
          <text:p text:style-name="P9"><text:span text:style-name="T1">ProxyGameRenameMessage</text:span> <text:span text:style-name="T2">/game changes its name/</text:span> :</text:p>
          <text:list>
            <text:list-item>
              <text:list>
                <text:list-item>
                  <text:p text:style-name="P23"><text:span text:style-name="T7">{"</text:span><text:span text:style-name="T8">type</text:span><text:span text:style-name="T7">"</text:span><text:span text:style-name="T8">:"rename", </text:span><text:span text:style-name="T7">"name"</text:span><text:span text:style-name="T8">:&lt;String Name&gt;</text:span><text:span text:style-name="T7">}</text:span></text:p>
                  <text:p text:style-name="P23"><text:span text:style-name="T7"/></text:p>
                </text:list-item>
              </text:list>
            </text:list-item>
          </text:list>
        </text:list-item>
      </text:list>
      <text:p text:style-name="P12"><text:span text:style-name="T4"/></text:p>
      <text:p text:style-name="P24"><text:span text:style-name="T4"/></text:p>
      <text:p text:style-name="P25"><draw:g text:anchor-type="paragraph" draw:z-index="1" draw:style-name="gr13"><draw:rect draw:style-name="gr14" draw:text-style-name="P28" svg:width="4.393cm" svg:height="1.271cm" svg:x="10.319cm" svg:y="15.757cm"><text:p text:style-name="P28">Constructor()</text:p></draw:rect><draw:rect draw:style-name="gr14" draw:text-style-name="P28" svg:width="4.393cm" svg:height="1.271cm" svg:x="10.319cm" svg:y="18.218cm"><text:p text:style-name="P28">Service.onCreate()</text:p></draw:rect><draw:rect draw:style-name="gr14" draw:text-style-name="P28" svg:width="4.393cm" svg:height="1.271cm" svg:x="10.372cm" svg:y="23.827cm"><text:p text:style-name="P28">Service.onDestroy()</text:p></draw:rect><draw:line draw:style-name="gr15" draw:text-style-name="P28" svg:x1="12.568cm" svg:y1="17.069cm" svg:x2="12.568cm" svg:y2="18.26cm"><text:p/></draw:line><draw:rect draw:style-name="gr14" draw:text-style-name="P28" svg:width="4.393cm" svg:height="1.271cm" svg:x="6.588cm" svg:y="20.996cm"><text:p text:style-name="P28">Accept game/game-pads</text:p><text:p text:style-name="P28">(2 threads)</text:p></draw:rect><draw:line draw:style-name="gr16" draw:text-style-name="P34" svg:x1="8.784cm" svg:y1="18.823cm" svg:x2="8.784cm" svg:y2="20.996cm"><text:p/></draw:line><draw:rect draw:style-name="gr14" draw:text-style-name="P28" svg:width="4.393cm" svg:height="1.641cm" svg:x="0.926cm" svg:y="22.17cm"><text:p text:style-name="P28">GameConnection /</text:p><text:p text:style-name="P28">GamePadConnection</text:p><text:p text:style-name="P28">(Senders, Receivers)</text:p></draw:rect><draw:line draw:style-name="gr15" draw:text-style-name="P34" svg:x1="13.07cm" svg:y1="22.102cm" svg:x2="13.07cm" svg:y2="23.785cm"><text:p/></draw:line><draw:line draw:style-name="gr15" draw:text-style-name="P28" svg:x1="8.758cm" svg:y1="22.294cm" svg:x2="8.758cm" svg:y2="24.419cm"><text:p/></draw:line><draw:line draw:style-name="gr17" draw:text-style-name="P28" svg:x1="14.764cm" svg:y1="24.515cm" svg:x2="16.14cm" svg:y2="24.515cm"><text:p/></draw:line><draw:line draw:style-name="gr17" draw:text-style-name="P28" svg:x1="16.14cm" svg:y1="24.557cm" svg:x2="16.14cm" svg:y2="18.826cm"><text:p/></draw:line><draw:line draw:style-name="gr18" draw:text-style-name="P28" svg:x1="16.14cm" svg:y1="18.868cm" svg:x2="14.711cm" svg:y2="18.868cm"><text:p/></draw:line><draw:frame draw:style-name="gr19" draw:text-style-name="P35" svg:width="8.653cm" svg:height="0.489cm" svg:x="4.948cm" svg:y="14.778cm"><draw:text-box><text:p text:style-name="P35"><text:span text:style-name="T18">GameIOProxy Service</text:span></text:p></draw:text-box></draw:frame><draw:line draw:style-name="gr20" draw:text-style-name="P28" svg:x1="0.979cm" svg:y1="24.522cm" svg:x2="10.372cm" svg:y2="24.522cm"><text:p/></draw:line><draw:line draw:style-name="gr20" draw:text-style-name="P28" svg:x1="6.535cm" svg:y1="18.824cm" svg:x2="10.319cm" svg:y2="18.824cm"><text:p/></draw:line><draw:line draw:style-name="gr20" draw:text-style-name="P28" svg:x1="1.005cm" svg:y1="21.588cm" svg:x2="6.588cm" svg:y2="21.588cm"><text:p/></draw:line><draw:line draw:style-name="gr15" draw:text-style-name="P28" svg:x1="3.122cm" svg:y1="23.811cm" svg:x2="3.122cm" svg:y2="24.48cm"><text:p/></draw:line><draw:line draw:style-name="gr15" draw:text-style-name="P28" svg:x1="3.069cm" svg:y1="21.588cm" svg:x2="3.069cm" svg:y2="22.17cm"><text:p/></draw:line><draw:line draw:style-name="gr21" draw:text-style-name="P28" svg:x1="13.07cm" svg:y1="19.488cm" svg:x2="13.07cm" svg:y2="21.007cm"><text:p/></draw:line><draw:frame draw:style-name="gr22" svg:width="3.123cm" svg:height="0.976cm" svg:x="11.589cm" svg:y="21.139cm"><draw:text-box><text:p text:style-name="P36">Service running</text:p></draw:text-box></draw:frame><draw:frame draw:style-name="gr23" draw:text-style-name="P36" svg:width="3.202cm" svg:height="0.675cm" svg:x="6.826cm" svg:y="18.017cm"><draw:text-box><text:p text:style-name="P36">Parallel processes</text:p></draw:text-box></draw:frame><draw:frame draw:style-name="gr24" draw:text-style-name="P36" svg:width="3.202cm" svg:height="0.675cm" svg:x="2.381cm" svg:y="20.712cm"><draw:text-box><text:p text:style-name="P36">Parallel processes</text:p></draw:text-box></draw:frame><draw:frame draw:style-name="gr25" draw:text-style-name="P36" svg:width="3.202cm" svg:height="0.675cm" svg:x="4.233cm" svg:y="24.765cm"><draw:text-box><text:p text:style-name="P36">Join processes</text:p></draw:text-box></draw:frame></draw:g><draw:g text:anchor-type="paragraph" draw:z-index="2" draw:style-name="gr13"><draw:frame draw:style-name="gr26" svg:width="2.408cm" svg:height="1.43cm" svg:x="0.139cm" svg:y="3.204cm"><draw:text-box><text:p text:style-name="P36">Connected</text:p><text:p text:style-name="P36">(socket)</text:p></draw:text-box></draw:frame><draw:frame draw:style-name="gr26" svg:width="2.408cm" svg:height="1.43cm" svg:x="3.975cm" svg:y="3.204cm"><draw:text-box><text:p text:style-name="P36">Unregistered</text:p></draw:text-box></draw:frame><draw:frame draw:style-name="gr26" svg:width="2.408cm" svg:height="1.43cm" svg:x="14.4cm" svg:y="7.014cm"><draw:text-box><text:p text:style-name="P36">Registered</text:p></draw:text-box></draw:frame><draw:frame draw:style-name="gr26" svg:width="2.408cm" svg:height="1.43cm" svg:x="14.374cm" svg:y="3.415cm"><draw:text-box><text:p text:style-name="P36">Recover id</text:p></draw:text-box></draw:frame><draw:frame draw:style-name="gr26" svg:width="2.408cm" svg:height="1.43cm" svg:x="9.558cm" svg:y="3.257cm"><draw:text-box><text:p text:style-name="P36">Registration</text:p></draw:text-box></draw:frame><draw:line draw:style-name="gr27" draw:text-style-name="P28" svg:x1="2.547cm" svg:y1="3.945cm" svg:x2="3.976cm" svg:y2="3.945cm"><text:p/></draw:line><draw:line draw:style-name="gr28" draw:text-style-name="P37" svg:x1="6.383cm" svg:y1="3.997cm" svg:x2="9.584cm" svg:y2="3.997cm"><text:p text:style-name="P36"><text:span text:style-name="T19">Message « join »</text:span></text:p></draw:line><draw:line draw:style-name="gr29" draw:text-style-name="P37" svg:x1="11.966cm" svg:y1="3.997cm" svg:x2="14.374cm" svg:y2="4.004cm"><text:p text:style-name="P37">UUID known</text:p></draw:line><draw:line draw:style-name="gr27" draw:text-style-name="P34" svg:x1="15.617cm" svg:y1="4.843cm" svg:x2="15.617cm" svg:y2="6.972cm"><text:p/></draw:line><draw:frame draw:style-name="gr26" svg:width="2.408cm" svg:height="1.43cm" svg:x="9.479cm" svg:y="7.014cm"><draw:text-box><text:p text:style-name="P36">New id</text:p></draw:text-box></draw:frame><draw:line draw:style-name="gr30" draw:text-style-name="P28" svg:x1="10.775cm" svg:y1="4.728cm" svg:x2="10.775cm" svg:y2="7.014cm"><text:p text:style-name="P36">New UUID</text:p></draw:line><draw:line draw:style-name="gr31" draw:text-style-name="P28" svg:x1="11.887cm" svg:y1="7.014cm" svg:x2="14.374cm" svg:y2="4.844cm"><text:p text:style-name="P36">Id already taken</text:p></draw:line><draw:line draw:style-name="gr27" draw:text-style-name="P28" svg:x1="11.887cm" svg:y1="7.569cm" svg:x2="14.401cm" svg:y2="7.55cm"><text:p/></draw:line><draw:frame draw:style-name="gr26" svg:width="2.408cm" svg:height="1.43cm" svg:x="4.028cm" svg:y="10.665cm"><draw:text-box><text:p text:style-name="P36">Disconnected</text:p><text:p text:style-name="P36">(socket)</text:p></draw:text-box></draw:frame><draw:frame draw:style-name="gr32" draw:text-style-name="P28" svg:width="2.647cm" svg:height="1.95cm" svg:x="8.129cm" svg:y="10.333cm"><draw:text-box><text:p text:style-name="P28">Notify game</text:p><text:p text:style-name="P28">(unexpected disconnection)</text:p></draw:text-box></draw:frame><draw:line draw:style-name="gr33" draw:text-style-name="P28" svg:x1="5.193cm" svg:y1="4.675cm" svg:x2="5.193cm" svg:y2="10.725cm"><text:p text:style-name="P36">Connection lost / closed</text:p></draw:line><draw:line draw:style-name="gr34" draw:text-style-name="P28" svg:x1="10.775cm" svg:y1="11.309cm" svg:x2="16.358cm" svg:y2="11.286cm"><text:p text:style-name="P36">Connection lost / closed</text:p></draw:line><draw:line draw:style-name="gr21" draw:text-style-name="P28" svg:x1="16.358cm" svg:y1="8.442cm" svg:x2="16.358cm" svg:y2="11.285cm"><text:p/></draw:line><draw:line draw:style-name="gr21" draw:text-style-name="P28" svg:x1="14.895cm" svg:y1="8.442cm" svg:x2="14.897cm" svg:y2="9.347cm"><text:p/></draw:line><draw:line draw:style-name="gr35" draw:text-style-name="P39" svg:x1="5.933cm" svg:y1="9.348cm" svg:x2="14.897cm" svg:y2="9.348cm"><text:p text:style-name="P38"><text:span text:style-name="T20">Message « leave » / unregister</text:span></text:p></draw:line><draw:line draw:style-name="gr15" draw:text-style-name="P28" svg:x1="5.933cm" svg:y1="9.349cm" svg:x2="5.933cm" svg:y2="4.675cm"><text:p/></draw:line><draw:line draw:style-name="gr15" draw:text-style-name="P28" svg:x1="8.129cm" svg:y1="11.349cm" svg:x2="6.436cm" svg:y2="11.349cm"><text:p/></draw:line><draw:frame draw:style-name="gr36" draw:text-style-name="P35" svg:width="8.653cm" svg:height="0.489cm" svg:x="4.161cm" svg:y="2.036cm"><draw:text-box><text:p text:style-name="P35"><text:span text:style-name="T18">Game-pad : registration</text:span></text:p></draw:text-box></draw:frame><draw:line draw:style-name="gr37" draw:text-style-name="P28" svg:x1="1.25cm" svg:y1="11.317cm" svg:x2="1.25cm" svg:y2="4.632cm"><text:p/></draw:line><draw:line draw:style-name="gr38" draw:text-style-name="P28" svg:x1="1.25cm" svg:y1="11.318cm" svg:x2="4.028cm" svg:y2="11.318cm"><text:p/></draw:line></draw:g>GameIOProxy</text:p>
      <text:p text:style-name="P25">InputEvent</text:p>
      <text:p text:style-name="P13"/>
      <text:list xml:id="list5684076141942423624" text:style-name="L5">
        <text:list-item>
          <text:p text:style-name="P14"><text:span text:style-name="T1">EventType</text:span> :</text:p>
          <text:list>
            <text:list-item>
              <text:p text:style-name="P14">KEYDOWN <text:span text:style-name="T2">/key pressed/</text:span></text:p>
            </text:list-item>
            <text:list-item>
              <text:p text:style-name="P14">KEYUP <text:span text:style-name="T2">/key released/</text:span></text:p>
            </text:list-item>
            <text:list-item>
              <text:p text:style-name="P14">TEXT <text:span text:style-name="T2">/Text sent/</text:span></text:p>
            </text:list-item>
            <text:list-item>
              <text:p text:style-name="P14">FLOATDOWN <text:span text:style-name="T2">/Input with floating value(s) started, may be not use for a pad/</text:span></text:p>
            </text:list-item>
            <text:list-item>
              <text:p text:style-name="P14">FLOATMOVE <text:span text:style-name="T2">/Input with floating value(s) changed/</text:span></text:p>
            </text:list-item>
            <text:list-item>
              <text:p text:style-name="P14">FLOATUP <text:span text:style-name="T2">/Input with floating value(s) ended, may be not use for a pad/</text:span></text:p>
            </text:list-item>
          </text:list>
        </text:list-item>
      </text:list>
      <text:p text:style-name="P13"><text:span text:style-name="T5"/></text:p>
      <text:list xml:id="list37434084" text:continue-numbering="true" text:style-name="L5">
        <text:list-item>
          <text:p text:style-name="P15"><text:span text:style-name="T1">JSON format </text:span>:</text:p>
          <text:list>
            <text:list-item>
              <text:p text:style-name="P19"><text:span text:style-name="T14">Key :</text:span></text:p>
              <text:list>
                <text:list-item>
                  <text:p text:style-name="P19">{<text:span text:style-name="T9">"</text:span>type<text:span text:style-name="T9">"</text:span>:&lt;EventType.toString&gt;, <text:span text:style-name="T9">"input":&lt;Integer Id&gt;, "pad"</text:span>:&lt;Integer<text:span text:style-name="T9"> Id</text:span>&gt;}</text:p>
                </text:list-item>
              </text:list>
            </text:list-item>
            <text:list-item>
              <text:p text:style-name="P19"><text:span text:style-name="T14">Float :</text:span></text:p>
              <text:list>
                <text:list-item>
                  <text:p text:style-name="P19">{<text:span text:style-name="T9">"</text:span>type<text:span text:style-name="T9">"</text:span>:&lt;EventType.toString&gt;, <text:span text:style-name="T9">"input":&lt;Integer Id&gt;, "</text:span>pad<text:span text:style-name="T9">"</text:span>:&lt;Integer<text:span text:style-name="T9"> Id</text:span>&gt;, <text:span text:style-name="T13">"</text:span><text:span text:style-name="T12">values</text:span><text:span text:style-name="T13">"</text:span><text:span text:style-name="T12">:[&lt;Float&gt;, ...]&gt;</text:span>}</text:p>
                </text:list-item>
              </text:list>
            </text:list-item>
            <text:list-item>
              <text:p text:style-name="P19"><text:span text:style-name="T14">Text :</text:span></text:p>
              <text:list>
                <text:list-item>
                  <text:p text:style-name="P19">{<text:span text:style-name="T9">"</text:span>type<text:span text:style-name="T9">"</text:span>:&lt;EventType.toString&gt;, <text:span text:style-name="T9">"input":&lt;Integer Id&gt;, "</text:span>pad<text:span text:style-name="T9">"</text:span>:&lt;Integer<text:span text:style-name="T9"> Id</text:span>&gt;, <text:span text:style-name="T13">"text"</text:span><text:span text:style-name="T12">:&lt;String&gt;</text:span>}</text:p>
                </text:list-item>
              </text:list>
            </text:list-item>
          </text:list>
        </text:list-item>
      </text:list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2" svg:font-family="Mangal"/>
    <style:font-face style:name="OpenSymbol" svg:font-family="OpenSymbol"/>
    <style:font-face style:name="OpenSymbol1" svg:font-family="OpenSymbol, 'Arial Unicode MS'"/>
    <style:font-face style:name="Segoe Print1" svg:font-family="'Segoe Print'"/>
    <style:font-face style:name="F" svg:font-family="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angal1" svg:font-family="Mangal" style:font-pitch="variable"/>
    <style:font-face style:name="Segoe Print" svg:font-family="'Segoe Print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3_20_1" style:display-name="RTF_Num 3 1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 text:consecutive-numbering="true">
      <text:list-level-style-number text:level="1" text:style-name="RTF_5f_Num_20_3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17cm" fo:margin-bottom="1.36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erre Guglielminotti</meta:initial-creator>
    <meta:creation-date>2015-07-18T11:07:00.22</meta:creation-date>
    <dc:date>2015-07-19T17:26:09.11</dc:date>
    <dc:creator>Pierre Guglielminotti</dc:creator>
    <meta:editing-duration>PT18H45M4S</meta:editing-duration>
    <meta:editing-cycles>51</meta:editing-cycles>
    <meta:generator>OpenOffice/4.1.1$Win32 OpenOffice.org_project/411m6$Build-9775</meta:generator>
    <meta:document-statistic meta:table-count="0" meta:image-count="0" meta:object-count="0" meta:page-count="5" meta:paragraph-count="62" meta:word-count="455" meta:character-count="3219"/>
  </office:meta>
</office:document-meta>
</file>